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aco" svg:font-family="Monaco, Consolas, 'Bitstream Vera Sans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20410c" officeooo:paragraph-rsid="0020410c"/>
    </style:style>
    <style:style style:name="P2" style:family="paragraph" style:parent-style-name="Standard">
      <style:text-properties officeooo:paragraph-rsid="001cdff3"/>
    </style:style>
    <style:style style:name="P3" style:family="paragraph" style:parent-style-name="Standard">
      <style:text-properties officeooo:rsid="001cdff3" officeooo:paragraph-rsid="001cdff3"/>
    </style:style>
    <style:style style:name="P4" style:family="paragraph" style:parent-style-name="Standard">
      <style:text-properties officeooo:paragraph-rsid="001ecdd1"/>
    </style:style>
    <style:style style:name="P5" style:family="paragraph" style:parent-style-name="Standard">
      <style:text-properties officeooo:rsid="0027d76b" officeooo:paragraph-rsid="0027d76b"/>
    </style:style>
    <style:style style:name="P6" style:family="paragraph" style:parent-style-name="Standard">
      <style:text-properties officeooo:rsid="00285aff" officeooo:paragraph-rsid="00285aff"/>
    </style:style>
    <style:style style:name="P7" style:family="paragraph" style:parent-style-name="Standard">
      <style:text-properties officeooo:rsid="0029fc16" officeooo:paragraph-rsid="0029fc16"/>
    </style:style>
    <style:style style:name="P8" style:family="paragraph" style:parent-style-name="Standard">
      <style:text-properties officeooo:rsid="002b25a8" officeooo:paragraph-rsid="002b25a8"/>
    </style:style>
    <style:style style:name="P9" style:family="paragraph" style:parent-style-name="Standard">
      <style:text-properties officeooo:paragraph-rsid="002b25a8"/>
    </style:style>
    <style:style style:name="P10" style:family="paragraph" style:parent-style-name="Standard">
      <style:text-properties officeooo:rsid="002c522d" officeooo:paragraph-rsid="002b25a8"/>
    </style:style>
    <style:style style:name="P11" style:family="paragraph" style:parent-style-name="Standard">
      <style:text-properties fo:color="#1c1c1c" loext:opacity="100%" style:font-name="Liberation Serif" fo:font-size="12pt" officeooo:paragraph-rsid="001ecdd1" style:font-size-asian="12pt" style:font-size-complex="12pt"/>
    </style:style>
    <style:style style:name="P12" style:family="paragraph" style:parent-style-name="Standard">
      <style:text-properties fo:color="#1c1c1c" loext:opacity="100%" style:font-name="Liberation Serif" fo:font-size="12pt" officeooo:rsid="002c8ad0" officeooo:paragraph-rsid="002c8ad0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fo:font-weight="normal" officeooo:paragraph-rsid="001ecdd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2c8ad0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2da54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c1c1c" loext:opacity="100%" style:font-name="Liberation Serif" fo:font-size="12pt" fo:letter-spacing="normal" fo:font-weight="normal" fo:background-color="#ffffff" style:font-size-asian="12pt" style:font-weight-asian="normal" style:font-size-complex="12pt" style:font-weight-complex="normal" loext:padding="0cm" loext:border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weight="normal" fo:background-color="#ffffff" style:font-size-asian="12pt" style:font-weight-asian="normal" style:font-size-complex="12pt" style:font-weight-complex="normal" loext:padding="0cm" loext:border="none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339cm" fo:text-align="start" style:justify-single-word="false" fo:orphans="2" fo:widows="2" fo:text-indent="0cm" style:auto-text-indent="false"/>
    </style:style>
    <style:style style:name="T1" style:family="text">
      <style:text-properties officeooo:rsid="001cdff3"/>
    </style:style>
    <style:style style:name="T2" style:family="text">
      <style:text-properties officeooo:rsid="0020410c"/>
    </style:style>
    <style:style style:name="T3" style:family="text">
      <style:text-properties fo:font-variant="normal" fo:text-transform="none" fo:color="#555555" loext:opacity="100%" style:font-name="Monaco" fo:font-size="6.59999990463257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8ad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a54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3e09" fo:background-color="#ffffff" loext:char-shading-value="0" style:font-name-asian="NSimSun1" style:font-size-asian="12pt" style:font-name-complex="Liberation Mono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a54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1c1c1c" loext:opacity="100%" style:font-name="Liberation Serif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1c1c1c" loext:opacity="100%" style:font-name="Liberation Serif" fo:font-size="12pt" fo:letter-spacing="normal" fo:font-style="normal" fo:font-weight="normal" officeooo:rsid="002c8ad0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1c1c1c" loext:opacity="100%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1c1c1c" loext:opacity="100%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style:font-name="Liberation Serif" fo:letter-spacing="normal" fo:font-style="normal" fo:background-color="transparent" loext:char-shading-value="0" loext:padding="0cm" loext:border="none"/>
    </style:style>
    <style:style style:name="T17" style:family="text">
      <style:text-properties officeooo:rsid="00285aff"/>
    </style:style>
    <style:style style:name="T18" style:family="text">
      <style:text-properties officeooo:rsid="0029fc16"/>
    </style:style>
    <style:style style:name="T19" style:family="text">
      <style:text-properties officeooo:rsid="002b25a8"/>
    </style:style>
    <style:style style:name="T20" style:family="text">
      <style:text-properties officeooo:rsid="002c8ad0"/>
    </style:style>
    <style:style style:name="T21" style:family="text">
      <style:text-properties officeooo:rsid="002f3e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math.h&gt;</text:p>
      <text:p text:style-name="P2">#include&lt;stdio.h&gt;<text:line-break/>#include&lt;stdlib.h&gt;<text:line-break/><text:span text:style-name="T1">#define N</text:span>B_<text:span text:style-name="T1">type</text:span> <text:s/>7 <text:s text:c="2"/>// Le nombre de types de pièces qu'on a<text:line-break/><text:span text:style-name="T1">#define NB_ROTATIONS 4 <text:s text:c="2"/>// Le nombre de rotations de chaque pièce</text:span></text:p>
      <text:p text:style-name="P3">#define TAILLE <text:s/>4 <text:s text:c="2"/>// La taille de la matrice de chaque rotation</text:p>
      <text:p text:style-name="P3"><text:s/>#define PIVOT_X <text:s/>1<text:line-break/> #define PIVOT_Y <text:s/>2</text:p>
      <text:p text:style-name="P8">#define <text:span text:style-name="T18"><text:s/></text:span>BOARD_HEIGHT <text:span text:style-name="T21">10</text:span></text:p>
      <text:p text:style-name="P8">#define <text:s/>BOARD_WIDITH<text:span text:style-name="Source_20_Text"><text:span text:style-name="T3"> </text:span></text:span><text:span text:style-name="Source_20_Text"><text:span text:style-name="T7">10</text:span></text:span></text:p>
      <text:p text:style-name="P8">#define ORIGIN_X <text:s/><text:span text:style-name="T21">0</text:span></text:p>
      <text:p text:style-name="P8">#define <text:s/>ORIGIN_Y <text:s/><text:span text:style-name="T21">5</text:span></text:p>
      <text:p text:style-name="P4"><text:line-break/>typedef struc<text:span text:style-name="T2">t</text:span>{<text:line-break/>int x; // déclaration d'un point x et y représentant leur <text:line-break/>int y; <text:s text:c="4"/>coordonnées<text:line-break/><text:line-break/>}d<text:span text:style-name="T2">e</text:span>placement;<text:line-break/><text:line-break/>typedef struct{<text:line-break/>L; // déclaration des différentes pièce<text:span text:style-name="T1">s</text:span><text:line-break/>T;<text:line-break/>I;<text:line-break/>O;<text:line-break/>Z;<text:line-break/>S;<text:line-break/>J;<text:line-break/>}pi<text:span text:style-name="T1">e</text:span>ce<text:span text:style-name="T1">s</text:span>;</text:p>
      <text:p text:style-name="P4"/>
      <text:p text:style-name="P9"><text:span text:style-name="T19">int <text:s/></text:span><text:span text:style-name="T1">N</text:span>B_<text:span text:style-name="T1">type ;</text:span> <text:s text:c="3"/><text:line-break/><text:span text:style-name="T19">int </text:span><text:span text:style-name="T1"><text:s/>NB_ROTATIONS ; <text:s/></text:span></text:p>
      <text:p text:style-name="P9"><text:span text:style-name="T19">int</text:span><text:span text:style-name="T1"> TAILLE ;</text:span></text:p>
      <text:p text:style-name="P9"><text:span text:style-name="T1"><text:s/></text:span><text:line-break/>int <text:span text:style-name="T1">type</text:span>[NB_<text:span text:style-name="T1">type</text:span>][NB_ROTATIONS][TAILLE][TAILLE])<text:line-break/>{<text:line-break/> <text:s text:c="3"/>{ <text:line-break/> <text:s text:c="7"/>{<text:line-break/> <text:s text:c="11"/>{0, 0, 0, 0},<text:line-break/> <text:s text:c="11"/>{0, 1, 2, 0},<text:line-break/> <text:s text:c="11"/>{0, 1, 1, 0},<text:line-break/> <text:s text:c="11"/>{0, 0, 0, 0}<text:line-break/> <text:s text:c="7"/>},<text:line-break/> <text:line-break/> <text:s text:c="7"/>{<text:line-break/> <text:s text:c="11"/>{0, 0, 0, 0},<text:line-break/> <text:s text:c="11"/>{0, 1, 2, 0},<text:line-break/> <text:s text:c="11"/>{0, 1, 1, 0},<text:line-break/> <text:s text:c="11"/>{0, 0, 0, 0}<text:line-break/> <text:s text:c="7"/>},<text:line-break/> <text:line-break/> <text:s text:c="7"/>{<text:line-break/> <text:s text:c="10"/><text:line-break/><text:soft-page-break/> <text:line-break/> <text:s text:c="7"/>{<text:line-break/> <text:s text:c="11"/>{0, 0, 0, 0},<text:line-break/> <text:s text:c="11"/>{0, 1, 2, 0},<text:line-break/> <text:s text:c="11"/>{0, 1, 1, 0},<text:line-break/> <text:s text:c="11"/>{0, 0, 0, 0}<text:line-break/> <text:s text:c="7"/>}<text:line-break/> <text:s text:c="3"/>},<text:line-break/> <text:line-break/> <text:s text:c="3"/>{ // I<text:line-break/> <text:s text:c="7"/>{<text:line-break/> <text:s text:c="11"/>{0, 0, 0, 0},<text:line-break/> <text:s text:c="11"/>{1, 1, 2, 1},<text:line-break/> <text:s text:c="11"/>{0, 0, 0, 0},<text:line-break/> <text:s text:c="11"/>{0, 0, 0, 0}<text:line-break/> <text:s text:c="7"/>},<text:line-break/> <text:line-break/> <text:s text:c="7"/>{<text:line-break/> <text:s text:c="11"/>{0, 0, 1, 0},<text:line-break/> <text:s text:c="11"/>{0, 0, 2, 0},<text:line-break/> <text:s text:c="11"/>{0, 0, 1, 0},<text:line-break/> <text:s text:c="11"/>{0, 0, 1, 0}<text:line-break/> <text:s text:c="7"/>},<text:line-break/> <text:line-break/> <text:s text:c="7"/>{<text:line-break/> <text:s text:c="11"/>{0, 0, 0, 0},<text:line-break/> <text:s text:c="11"/>{1, 1, 2, 1},<text:line-break/> <text:s text:c="11"/>{0, 0, 0, 0},<text:line-break/> <text:s text:c="11"/>{0, 0, 0, 0}<text:line-break/> <text:s text:c="7"/>},<text:line-break/> <text:line-break/> <text:s text:c="7"/>{<text:line-break/> <text:s text:c="11"/>{0, 0, 1, 0},<text:line-break/> <text:s text:c="11"/>{0, 0, 2, 0},<text:line-break/> <text:s text:c="11"/>{0, 0, 1, 0},<text:line-break/> <text:s text:c="11"/>{0, 0, 1, 0}<text:line-break/> <text:s text:c="7"/>}<text:line-break/> <text:s text:c="3"/>},<text:line-break/> <text:line-break/> <text:s text:c="3"/>{ // S<text:line-break/> <text:s text:c="7"/>{<text:line-break/> <text:s text:c="11"/>{0, 0, 0, 0},<text:line-break/> <text:s text:c="11"/>{0, 0, 2, 1},<text:line-break/> <text:s text:c="11"/>{0, 1, 1, 0},<text:line-break/> <text:s text:c="11"/>{0, 0, 0, 0}<text:line-break/> <text:s text:c="7"/>},<text:line-break/> <text:line-break/> <text:s text:c="7"/>{<text:line-break/> <text:s text:c="11"/>{0, 0, 1, 0},<text:line-break/> <text:s text:c="11"/>{0, 0, 2, 1},<text:line-break/> <text:s text:c="11"/>{0, 0, 0, 1},<text:line-break/> <text:s text:c="11"/>{0, 0, 0, 0}<text:line-break/><text:soft-page-break/> <text:s text:c="7"/>},<text:line-break/> <text:line-break/> <text:s text:c="7"/>{<text:line-break/> <text:s text:c="11"/>{0, 0, 0, 0},<text:line-break/> <text:s text:c="11"/>{0, 0, 2, 1},<text:line-break/> <text:s text:c="11"/>{0, 1, 1, 0},<text:line-break/> <text:s text:c="11"/>{0, 0, 0, 0}<text:line-break/> <text:s text:c="7"/>},<text:line-break/> <text:line-break/> <text:s text:c="7"/>{<text:line-break/> <text:s text:c="11"/>{0, 0, 1, 0},<text:line-break/> <text:s text:c="11"/>{0, 0, 2, 1},<text:line-break/> <text:s text:c="11"/>{0, 0, 0, 1},<text:line-break/> <text:s text:c="11"/>{0, 0, 0, 0}<text:line-break/> <text:s text:c="7"/>}<text:line-break/> <text:s text:c="3"/>},<text:line-break/> <text:line-break/> <text:s text:c="3"/>{ // Z<text:line-break/> <text:s text:c="7"/>{<text:line-break/> <text:s text:c="11"/>{0, 0, 0, 0},<text:line-break/> <text:s text:c="11"/>{0, 1, 2, 0},<text:line-break/> <text:s text:c="11"/>{0, 0, 1, 1},<text:line-break/> <text:s text:c="11"/>{0, 0, 0, 0}<text:line-break/> <text:s text:c="7"/>},<text:line-break/> <text:line-break/> <text:s text:c="7"/>{<text:line-break/> <text:s text:c="11"/>{0, 0, 0, 1},<text:line-break/> <text:s text:c="11"/>{0, 0, 2, 1},<text:line-break/> <text:s text:c="11"/>{0, 0, 1, 0},<text:line-break/> <text:s text:c="11"/>{0, 0, 0, 0}<text:line-break/> <text:s text:c="7"/>},<text:line-break/> <text:line-break/> <text:s text:c="7"/>{<text:line-break/> <text:s text:c="11"/>{0, 0, 0, 0},<text:line-break/> <text:s text:c="11"/>{0, 1, 2, 0},<text:line-break/> <text:s text:c="11"/>{0, 0, 1, 1},<text:line-break/> <text:s text:c="11"/>{0, 0, 0, 0}<text:line-break/> <text:s text:c="7"/>},<text:line-break/> <text:line-break/> <text:s text:c="7"/>{<text:line-break/> <text:s text:c="11"/>{0, 0, 0, 1},<text:line-break/> <text:s text:c="11"/>{0, 0, 2, 1},<text:line-break/> <text:s text:c="11"/>{0, 0, 1, 0},<text:line-break/> <text:s text:c="11"/>{0, 0, 0, 0}<text:line-break/> <text:s text:c="7"/>}<text:line-break/> <text:s text:c="3"/>},<text:line-break/> <text:line-break/> <text:s text:c="3"/>{ // L<text:line-break/> <text:s text:c="7"/>{<text:line-break/> <text:s text:c="11"/>{0, 0, 0, 0},<text:line-break/> <text:s text:c="11"/>{0, 1, 2, 1},<text:line-break/> <text:s text:c="11"/>{0, 1, 0, 0},<text:line-break/><text:soft-page-break/> <text:s text:c="11"/>{0, 0, 0, 0}<text:line-break/> <text:s text:c="7"/>},<text:line-break/> <text:line-break/> <text:s text:c="7"/>{<text:line-break/> <text:s text:c="11"/>{0, 0, 1, 0},<text:line-break/> <text:s text:c="11"/>{0, 0, 2, 0},<text:line-break/> <text:s text:c="11"/>{0, 0, 1, 1},<text:line-break/> <text:s text:c="11"/>{0, 0, 0, 0}<text:line-break/> <text:s text:c="7"/>},<text:line-break/> <text:line-break/> <text:s text:c="7"/>{<text:line-break/> <text:s text:c="11"/>{0, 0, 0, 1},<text:line-break/> <text:s text:c="11"/>{0, 1, 2, 1},<text:line-break/> <text:s text:c="11"/>{0, 0, 0, 0},<text:line-break/> <text:s text:c="11"/>{0, 0, 0, 0}<text:line-break/> <text:s text:c="7"/>},<text:line-break/> <text:line-break/> <text:s text:c="7"/>{<text:line-break/> <text:s text:c="11"/>{0, 1, 1, 0},<text:line-break/> <text:s text:c="11"/>{0, 0, 2, 0},<text:line-break/> <text:s text:c="11"/>{0, 0, 1, 0},<text:line-break/> <text:s text:c="11"/>{0, 0, 0, 0}<text:line-break/> <text:s text:c="7"/>}<text:line-break/> <text:s text:c="3"/>},<text:line-break/> <text:line-break/> <text:s text:c="3"/>{ // J<text:line-break/> <text:s text:c="7"/>{<text:line-break/> <text:s text:c="11"/>{0, 0, 0, 0},<text:line-break/> <text:s text:c="11"/>{0, 1, 2, 1},<text:line-break/> <text:s text:c="11"/>{0, 0, 0, 1},<text:line-break/> <text:s text:c="11"/>{0, 0, 0, 0}<text:line-break/> <text:s text:c="7"/>},<text:line-break/> <text:line-break/> <text:s text:c="7"/>{<text:line-break/> <text:s text:c="11"/>{0, 0, 1, 1},<text:line-break/> <text:s text:c="11"/>{0, 0, 2, 0},<text:line-break/> <text:s text:c="11"/>{0, 0, 1, 0},<text:line-break/> <text:s text:c="11"/>{0, 0, 0, 0}<text:line-break/> <text:s text:c="7"/>},<text:line-break/> <text:line-break/> <text:s text:c="7"/>{<text:line-break/> <text:s text:c="11"/>{0, 1, 0, 0},<text:line-break/> <text:s text:c="11"/>{0, 1, 2, 1},<text:line-break/> <text:s text:c="11"/>{0, 0, 0, 0},<text:line-break/> <text:s text:c="11"/>{0, 0, 0, 0}<text:line-break/> <text:s text:c="7"/>},<text:line-break/> <text:line-break/> <text:s text:c="7"/>{<text:line-break/> <text:s text:c="11"/>{0, 0, 1, 0},<text:line-break/> <text:s text:c="11"/>{0, 0, 2, 0},<text:line-break/> <text:s text:c="11"/>{0, 1, 1, 0},<text:line-break/> <text:s text:c="11"/>{0, 0, 0, 0}<text:line-break/><text:soft-page-break/> <text:s text:c="7"/>}<text:line-break/> <text:s text:c="3"/>},<text:line-break/> <text:line-break/> <text:s text:c="3"/>{ // T<text:line-break/> <text:s text:c="7"/>{<text:line-break/> <text:s text:c="11"/>{0, 0, 0, 0},<text:line-break/> <text:s text:c="11"/>{0, 1, 2, 1},<text:line-break/> <text:s text:c="11"/>{0, 0, 1, 0},<text:line-break/> <text:s text:c="11"/>{0, 0, 0, 0}<text:line-break/> <text:s text:c="7"/>},<text:line-break/> <text:line-break/> <text:s text:c="7"/>{<text:line-break/> <text:s text:c="11"/>{0, 0, 1, 0},<text:line-break/> <text:s text:c="11"/>{0, 0, 2, 1},<text:line-break/> <text:s text:c="11"/>{0, 0, 1, 0},<text:line-break/> <text:s text:c="11"/>{0, 0, 0, 0}<text:line-break/> <text:s text:c="7"/>},<text:line-break/> <text:line-break/> <text:s text:c="7"/>{<text:line-break/> <text:s text:c="11"/>{0, 0, 1, 0},<text:line-break/> <text:s text:c="11"/>{0, 1, 2, 1},<text:line-break/> <text:s text:c="11"/>{0, 0, 0, 0},<text:line-break/> <text:s text:c="11"/>{0, 0, 0, 0}<text:line-break/> <text:s text:c="7"/>},<text:line-break/> <text:line-break/> <text:s text:c="7"/>{<text:line-break/> <text:s text:c="11"/>{0, 0, 1, 0},<text:line-break/> <text:s text:c="11"/>{0, 1, 2, 0},<text:line-break/> <text:s text:c="11"/>{0, 0, 1, 0},<text:line-break/> <text:s text:c="11"/>{0, 0, 0, 0}<text:line-break/> <text:s text:c="7"/>}<text:line-break/> <text:s text:c="3"/>}<text:line-break/>}<text:line-break/>// Les coordonnées du pivot de la pièce <text:line-break/> int PIVOT_X = 1;<text:line-break/> int PIVOT_Y = 2;<text:line-break/><text:line-break/>enum { ROSE = 1, BLEU, ORANGE, JAUNE, VERT, VIOLET, ROUGE, BLANC }; // on énumère les différentes couleurs<text:line-break/><text:line-break/><text:line-break/> Aspect(){<text:line-break/> <text:line-break/>typedef struct{<text:line-break/> <text:s text:c="3"/>int type; // Le type de la pièce<text:line-break/> <text:s text:c="3"/>int orientation; // Son orientation (sa rotation courante)<text:line-break/> <text:s text:c="3"/>int color; // Sa couleur<text:line-break/> <text:line-break/> <text:s text:c="3"/>int posX; // Son ordonnée dans l'aire de jeu<text:line-break/> <text:s text:c="3"/>int posY; // Son abscisse dans l'aire de jeu<text:line-break/> }Jeu;<text:line-break/><text:line-break/><text:soft-page-break/> <text:s text:c="3"/>Piece();<text:line-break/> <text:s text:c="3"/>Piece(int k, int o);<text:line-break/> <text:s text:c="3"/>Piece(const Piece &amp;p);<text:line-break/> <text:line-break/> <text:s text:c="3"/>void settype(int k);<text:line-break/> <text:s text:c="3"/>void setOrientation(int o);<text:line-break/> <text:line-break/> <text:s text:c="3"/>int gettype();<text:line-break/> <text:s text:c="3"/>int getOrientation();<text:line-break/> <text:line-break/> <text:s text:c="3"/>void setColor(int c);<text:line-break/> <text:s text:c="3"/>int getColor();<text:line-break/> <text:line-break/> <text:s text:c="3"/>void setPosX(int x);<text:line-break/> <text:s text:c="3"/>int getPosX();<text:line-break/> <text:line-break/> <text:s text:c="3"/>void setPosY(int y);<text:line-break/> <text:s text:c="3"/>int getPosY();<text:line-break/>};<text:line-break/><text:line-break/>Piece()<text:line-break/>{<text:line-break/> <text:s text:c="3"/>// Rien à faire<text:line-break/>}<text:line-break/> <text:line-break/>Piece(int k, int o)<text:line-break/>{<text:line-break/> <text:s text:c="3"/>type = k;<text:line-break/> <text:s text:c="3"/>orientation = o;<text:line-break/>}<text:line-break/> <text:line-break/>Piece(<text:span text:style-name="T1">const</text:span> Piece &amp;p)<text:line-break/>{<text:line-break/> <text:s text:c="3"/>type = p.type;<text:line-break/> <text:s text:c="3"/>orientation = p.orientation;<text:line-break/> <text:s text:c="3"/>color = p.color;<text:line-break/> <text:s text:c="3"/>posX = p.posX;<text:line-break/> <text:s text:c="3"/>posY = p.posY;<text:line-break/>}<text:line-break/> <text:line-break/>void settype(int k)<text:line-break/>{<text:line-break/> <text:s text:c="3"/>type = k;<text:line-break/>}<text:line-break/> <text:line-break/>void setOrientation(int o)<text:line-break/>{<text:line-break/> <text:s text:c="3"/>orientation = o;<text:line-break/>}<text:line-break/> <text:line-break/>int gettype()<text:line-break/>{<text:line-break/><text:soft-page-break/> <text:s text:c="3"/>return type;<text:line-break/>}<text:line-break/> <text:line-break/>int getOrientation()<text:line-break/>{<text:line-break/> <text:s text:c="3"/>return orientation;<text:line-break/>}<text:line-break/> <text:line-break/>void setColor(int c)<text:line-break/>{<text:line-break/> <text:s text:c="3"/>color = c;<text:line-break/>}<text:line-break/> <text:line-break/>int getColor()<text:line-break/>{<text:line-break/> <text:s text:c="3"/>return color;<text:line-break/>}<text:line-break/> <text:line-break/>void setPosX(int x)<text:line-break/>{<text:line-break/> <text:s text:c="3"/>posX = x;<text:line-break/>}<text:line-break/> <text:line-break/>int getPosX()<text:line-break/>{<text:line-break/> <text:s text:c="3"/>return posX;<text:line-break/>}<text:line-break/> <text:line-break/>void setPosY(int y)<text:line-break/>{<text:line-break/> <text:s text:c="3"/>posY = y;<text:line-break/>}<text:line-break/> <text:line-break/>int getPosY()<text:line-break/>{<text:line-break/> <text:s text:c="3"/>return posY;<text:line-break/>}</text:p>
      <text:p text:style-name="P4"/>
      <text:p text:style-name="P7">int <text:span text:style-name="T19">BOARD_HEIGHT ; // la hauteur de l’aire de jeu</text:span></text:p>
      <text:p text:style-name="P8">int BOARD_WIDITH ; // la largeur</text:p>
      <text:p text:style-name="P4"/>
      <text:p text:style-name="P8">int ORIGIN_X ; // l’ordonnée du point de pivot</text:p>
      <text:p text:style-name="P8">int ORIGIN_Y ; // l’abscisse</text:p>
      <text:p text:style-name="P8"/>
      <text:p text:style-name="P8">Board(){</text:p>
      <text:p text:style-name="P8"/>
      <text:p text:style-name="P8">Piece currentPiece; <text:s/>// la pièce courante se trouvant sur l’aire de jeu</text:p>
      <text:p text:style-name="P8">}</text:p>
      <text:p text:style-name="P9"/>
      <text:p text:style-name="P9"/>
      <text:p text:style-name="P8">int area[BOARD_WIDTH][BOARD_HEIGHT] { // le tableau représentant l’aire de jeu</text:p>
      <text:p text:style-name="P8"/>
      <text:p text:style-name="P8"><text:soft-page-break/>Board() ;</text:p>
      <text:p text:style-name="P8">void setCurrentPiece(Piece p) ;</text:p>
      <text:p text:style-name="P8">Piece getCurrentPiece() ;</text:p>
      <text:p text:style-name="P9">}</text:p>
      <text:p text:style-name="P10"/>
      <text:p text:style-name="P4"/>
      <text:p text:style-name="P4"><text:span text:style-name="Source_20_Text"><text:span text:style-name="T12">Board()</text:span></text:span></text:p>
      <text:p text:style-name="P14"><text:span text:style-name="Source_20_Text"><text:span text:style-name="T12">{</text:span></text:span></text:p>
      <text:p text:style-name="P19"><text:span text:style-name="Source_20_Text"><text:span text:style-name="T15">       </text:span></text:span><text:span text:style-name="Source_20_Text"><text:span text:style-name="T14">On initialise toutes les cases de l'aire de jeu</text:span></text:span></text:p>
      <text:p text:style-name="P14"><text:span text:style-name="Source_20_Text"><text:span text:style-name="T15">    </text:span></text:span><text:span text:style-name="Source_20_Text"><text:span text:style-name="T12">for(int</text:span></text:span><text:span text:style-name="T12"> </text:span><text:span text:style-name="Source_20_Text"><text:span text:style-name="T12">i = 0; i &lt; BOARD_WIDTH; ++i)</text:span></text:span></text:p>
      <text:p text:style-name="P14"><text:span text:style-name="Source_20_Text"><text:span text:style-name="T15">        </text:span></text:span><text:span text:style-name="Source_20_Text"><text:span text:style-name="T12">for(int</text:span></text:span><text:span text:style-name="T12"> </text:span><text:span text:style-name="Source_20_Text"><text:span text:style-name="T12">j = 0; j &lt; BOARD_HEIGHT; ++j)</text:span></text:span></text:p>
      <text:p text:style-name="P14"><text:span text:style-name="Source_20_Text"><text:span text:style-name="T15">            </text:span></text:span><text:span text:style-name="Source_20_Text"><text:span text:style-name="T12">area[i][j] = </text:span></text:span><text:span text:style-name="Source_20_Text"><text:span text:style-name="T13">{0}</text:span></text:span><text:span text:style-name="Source_20_Text"><text:span text:style-name="T12">;</text:span></text:span></text:p>
      <text:p text:style-name="P14"><text:span text:style-name="Source_20_Text"><text:span text:style-name="T12">}</text:span></text:span></text:p>
      <text:p text:style-name="P17"> </text:p>
      <text:p text:style-name="P14"><text:span text:style-name="Source_20_Text"><text:span text:style-name="T12">void</text:span></text:span><text:span text:style-name="T12"> </text:span><text:span text:style-name="Source_20_Text"><text:span text:style-name="T12">setCurrentPiece(Piece p)</text:span></text:span></text:p>
      <text:p text:style-name="P14"><text:span text:style-name="Source_20_Text"><text:span text:style-name="T12">{</text:span></text:span></text:p>
      <text:p text:style-name="P14"><text:span text:style-name="Source_20_Text"><text:span text:style-name="T15">    </text:span></text:span><text:span text:style-name="Source_20_Text"><text:span text:style-name="T12">currentPiece = p;</text:span></text:span></text:p>
      <text:p text:style-name="P14"><text:span text:style-name="Source_20_Text"><text:span text:style-name="T12">}</text:span></text:span></text:p>
      <text:p text:style-name="P17"> </text:p>
      <text:p text:style-name="P14"><text:span text:style-name="Source_20_Text"><text:span text:style-name="T12">Piece getCurrentPiece()</text:span></text:span></text:p>
      <text:p text:style-name="P14"><text:span text:style-name="Source_20_Text"><text:span text:style-name="T12">{</text:span></text:span></text:p>
      <text:p text:style-name="P14"><text:span text:style-name="Source_20_Text"><text:span text:style-name="T15">    </text:span></text:span><text:span text:style-name="Source_20_Text"><text:span text:style-name="T12">return</text:span></text:span><text:span text:style-name="T12"> </text:span><text:span text:style-name="Source_20_Text"><text:span text:style-name="T12">currentPiece;</text:span></text:span></text:p>
      <text:p text:style-name="P14"><text:span text:style-name="Source_20_Text"><text:span text:style-name="T12">}</text:span></text:span></text:p>
      <text:p text:style-name="P14"><text:span text:style-name="Source_20_Text"><text:span text:style-name="T12"/></text:span></text:p>
      <text:p text:style-name="P15"><text:span text:style-name="Source_20_Text"><text:span text:style-name="T13">int Bouger_la_piece{</text:span></text:span></text:p>
      <text:p text:style-name="P15"><text:span text:style-name="Source_20_Text"><text:span text:style-name="T13"/></text:span></text:p>
      <text:p text:style-name="P14"><text:span text:style-name="Source_20_Text"><text:span text:style-name="T4">void moveCurrentPieceDown();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moveCurrentPieceLeft();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moveCurrentPieceRight();</text:span></text:span></text:p>
      <text:p text:style-name="P14"><text:span text:style-name="Source_20_Text"><text:span text:style-name="T4"/></text:span></text:p>
      <text:p text:style-name="P11"><text:span text:style-name="Source_20_Text"><text:span text:style-name="T11">// Déplace la pièce d'une case vers le bas 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moveCurrentPieceDown(</text:span></text:span><text:span text:style-name="Source_20_Text"><text:span text:style-name="T5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x = currentPiece.getPosX();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y = currentPiece.getPosY();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if(isCurrentPieceMovable(x + 1, y)) </text:span></text:span><text:span text:style-name="Source_20_Text"><text:span text:style-name="T8">// Si on peut bouger la pièce vers le bas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9"><text:span text:style-name="Source_20_Text"><text:span text:style-name="T10">        </text:span></text:span><text:span text:style-name="Source_20_Text"><text:span text:style-name="T4">clearPiece(currentPiece); </text:span></text:span><text:span text:style-name="Source_20_Text"><text:span text:style-name="T8">// On efface la pièce de son ancienne position</text:span></text:span></text:p>
      <text:p text:style-name="P19"><text:span text:style-name="Source_20_Text"><text:span text:style-name="T10">        </text:span></text:span><text:span text:style-name="Source_20_Text"><text:span text:style-name="T4">currentPiece.setPosX(x + 1); </text:span></text:span><text:span text:style-name="Source_20_Text"><text:span text:style-name="T8">// On incrémente son ordonnée</text:span></text:span></text:p>
      <text:p text:style-name="P18"> </text:p>
      <text:p text:style-name="P19"><text:span text:style-name="Source_20_Text"><text:span text:style-name="T10">        </text:span></text:span><text:span text:style-name="Source_20_Text"><text:span text:style-name="T4">drawPiece(currentPiece); </text:span></text:span><text:span text:style-name="Source_20_Text"><text:span text:style-name="T8">// On la redessine à la nouvelle position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4"><text:span text:style-name="Source_20_Text"><text:span text:style-name="T4">}</text:span></text:span></text:p>
      <text:p text:style-name="P18"> </text:p>
      <text:p text:style-name="P19"><text:span text:style-name="Source_20_Text"><text:span text:style-name="T8">// Déplace la pièce d'une case vers la gauche </text:span></text:span></text:p>
      <text:p text:style-name="P14"><text:span text:style-name="Source_20_Text"><text:span text:style-name="T4">void moveCurrentPieceLeft(</text:span></text:span><text:span text:style-name="Source_20_Text"><text:span text:style-name="T5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x = currentPiece.getPosX();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y = currentPiece.getPosY();</text:span></text:span></text:p>
      <text:p text:style-name="P18"> </text:p>
      <text:p text:style-name="P14"><text:span text:style-name="Source_20_Text"><text:span text:style-name="T10">    </text:span></text:span><text:span text:style-name="Source_20_Text"><text:span text:style-name="T4">if(isCurrentPieceMovable(x, y - 1))</text:span></text:span></text:p>
      <text:p text:style-name="P14"><text:soft-page-break/><text:span text:style-name="Source_20_Text"><text:span text:style-name="T10">    </text:span></text:span><text:span text:style-name="Source_20_Text"><text:span text:style-name="T4">{</text:span></text:span></text:p>
      <text:p text:style-name="P14"><text:span text:style-name="Source_20_Text"><text:span text:style-name="T10">        </text:span></text:span><text:span text:style-name="Source_20_Text"><text:span text:style-name="T4">clearPiece(currentPiece);</text:span></text:span></text:p>
      <text:p text:style-name="P14"><text:span text:style-name="Source_20_Text"><text:span text:style-name="T10">        </text:span></text:span><text:span text:style-name="Source_20_Text"><text:span text:style-name="T4">currentPiece.setPosY(y - 1);</text:span></text:span></text:p>
      <text:p text:style-name="P18"> </text:p>
      <text:p text:style-name="P14"><text:span text:style-name="Source_20_Text"><text:span text:style-name="T10">        </text:span></text:span><text:span text:style-name="Source_20_Text"><text:span text:style-name="T4">drawPiece(currentPiece);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4"><text:span text:style-name="Source_20_Text"><text:span text:style-name="T4">}</text:span></text:span></text:p>
      <text:p text:style-name="P18"> </text:p>
      <text:p text:style-name="P19"><text:span text:style-name="Source_20_Text"><text:span text:style-name="T8">// Déplace la pièce d'une case vers la droite 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moveCurrentPieceRight(</text:span></text:span><text:span text:style-name="Source_20_Text"><text:span text:style-name="T5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x = currentPiece.getPosX();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y = currentPiece.getPosY();</text:span></text:span></text:p>
      <text:p text:style-name="P18"> </text:p>
      <text:p text:style-name="P14"><text:span text:style-name="Source_20_Text"><text:span text:style-name="T10">    </text:span></text:span><text:span text:style-name="Source_20_Text"><text:span text:style-name="T4">if(isCurrentPieceMovable(x, y + 1))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4"><text:span text:style-name="Source_20_Text"><text:span text:style-name="T10">        </text:span></text:span><text:span text:style-name="Source_20_Text"><text:span text:style-name="T4">clearPiece(currentPiece);</text:span></text:span></text:p>
      <text:p text:style-name="P14"><text:span text:style-name="Source_20_Text"><text:span text:style-name="T10">        </text:span></text:span><text:span text:style-name="Source_20_Text"><text:span text:style-name="T4">currentPiece.setPosY(y + 1);</text:span></text:span></text:p>
      <text:p text:style-name="P18"> </text:p>
      <text:p text:style-name="P14"><text:span text:style-name="Source_20_Text"><text:span text:style-name="T10">        </text:span></text:span><text:span text:style-name="Source_20_Text"><text:span text:style-name="T4">drawPiece(currentPiece);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4"><text:span text:style-name="Source_20_Text"><text:span text:style-name="T4">}</text:span></text:span></text:p>
      <text:p text:style-name="P15"><text:span text:style-name="Source_20_Text"><text:span text:style-name="T5">}</text:span></text:span></text:p>
      <text:p text:style-name="P15"><text:span text:style-name="Source_20_Text"><text:span text:style-name="T5"/></text:span></text:p>
      <text:p text:style-name="P15"><text:span text:style-name="Source_20_Text"><text:span text:style-name="T5"/></text:span></text:p>
      <text:p text:style-name="P12">int Tourner_la_piece(){</text:p>
      <text:p text:style-name="P4"><text:span text:style-name="Source_20_Text"><text:span text:style-name="T4">void</text:span></text:span><text:span text:style-name="T4"> </text:span><text:span text:style-name="Source_20_Text"><text:span text:style-name="T4">rotateCurrentPieceLeft();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rotateCurrentPieceRight();</text:span></text:span></text:p>
      <text:p text:style-name="P14"><text:span text:style-name="Source_20_Text"><text:span text:style-name="T4"/></text:span></text:p>
      <text:p text:style-name="P13"><text:span text:style-name="Source_20_Text"><text:span text:style-name="T16">// Tourne la pièce vers la gauche 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rotateCurrentPieceLeft(</text:span></text:span><text:span text:style-name="Source_20_Text"><text:span text:style-name="T5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9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o = currentPiece.getOrientation(); </text:span></text:span><text:span text:style-name="Source_20_Text"><text:span text:style-name="T8">// On récupère l'orientation courante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if(o &gt; 0) </text:span></text:span><text:span text:style-name="Source_20_Text"><text:span text:style-name="T8">// Si on n'est pas sur la 1ère orientation</text:span></text:span></text:p>
      <text:p text:style-name="P19"><text:span text:style-name="Source_20_Text"><text:span text:style-name="T10">        </text:span></text:span><text:span text:style-name="Source_20_Text"><text:span text:style-name="T4">o--; </text:span></text:span><text:span text:style-name="Source_20_Text"><text:span text:style-name="T8">// On peut décrémenter o</text:span></text:span></text:p>
      <text:p text:style-name="P19"><text:span text:style-name="Source_20_Text"><text:span text:style-name="T10">    </text:span></text:span><text:span text:style-name="Source_20_Text"><text:span text:style-name="T4">else</text:span></text:span><text:span text:style-name="T4"> </text:span><text:span text:style-name="Source_20_Text"><text:span text:style-name="T8">// Si non</text:span></text:span></text:p>
      <text:p text:style-name="P19"><text:span text:style-name="Source_20_Text"><text:span text:style-name="T10">        </text:span></text:span><text:span text:style-name="Source_20_Text"><text:span text:style-name="T4">o = NB_ROTATIONS - 1; </text:span></text:span><text:span text:style-name="Source_20_Text"><text:span text:style-name="T8">// On passe à la dernière orientation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if(isCurrentPieceRotable(o)) </text:span></text:span><text:span text:style-name="Source_20_Text"><text:span text:style-name="T8">// Si on peut tourner la pièce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9"><text:span text:style-name="Source_20_Text"><text:span text:style-name="T10">        </text:span></text:span><text:span text:style-name="Source_20_Text"><text:span text:style-name="T4">clearPiece(currentPiece); </text:span></text:span><text:span text:style-name="Source_20_Text"><text:span text:style-name="T8">// On efface la pièce courante</text:span></text:span></text:p>
      <text:p text:style-name="P18"> </text:p>
      <text:p text:style-name="P19"><text:span text:style-name="Source_20_Text"><text:span text:style-name="T10">        </text:span></text:span><text:span text:style-name="Source_20_Text"><text:span text:style-name="T4">currentPiece.setOrientation(o); </text:span></text:span><text:span text:style-name="Source_20_Text"><text:span text:style-name="T8">// On change son orientation</text:span></text:span></text:p>
      <text:p text:style-name="P19"><text:span text:style-name="Source_20_Text"><text:span text:style-name="T10">        </text:span></text:span><text:span text:style-name="Source_20_Text"><text:span text:style-name="T4">drawPiece(currentPiece); </text:span></text:span><text:span text:style-name="Source_20_Text"><text:span text:style-name="T8">// On la redessine avec la nouvelle orientation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4"><text:span text:style-name="Source_20_Text"><text:span text:style-name="T4">}</text:span></text:span></text:p>
      <text:p text:style-name="P18"> </text:p>
      <text:p text:style-name="P19"><text:span text:style-name="Source_20_Text"><text:span text:style-name="T8">// Tourne la pièce vers la droite </text:span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rotateCurrentPieceRight(</text:span></text:span><text:span text:style-name="Source_20_Text"><text:span text:style-name="T5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o = currentPiece.getOrientation();</text:span></text:span></text:p>
      <text:p text:style-name="P18"><text:soft-page-break/> </text:p>
      <text:p text:style-name="P19"><text:span text:style-name="Source_20_Text"><text:span text:style-name="T10">    </text:span></text:span><text:span text:style-name="Source_20_Text"><text:span text:style-name="T4">if(o &lt; NB_ROTATIONS - 1) </text:span></text:span><text:span text:style-name="Source_20_Text"><text:span text:style-name="T8">// Si on n'est pas sur la dernière orientation</text:span></text:span></text:p>
      <text:p text:style-name="P19"><text:span text:style-name="Source_20_Text"><text:span text:style-name="T10">        </text:span></text:span><text:span text:style-name="Source_20_Text"><text:span text:style-name="T4">o++; </text:span></text:span><text:span text:style-name="Source_20_Text"><text:span text:style-name="T8">// On peut incrémenter o</text:span></text:span></text:p>
      <text:p text:style-name="P19"><text:span text:style-name="Source_20_Text"><text:span text:style-name="T10">    </text:span></text:span><text:span text:style-name="Source_20_Text"><text:span text:style-name="T4">else</text:span></text:span><text:span text:style-name="T4"> </text:span><text:span text:style-name="Source_20_Text"><text:span text:style-name="T8">// Si non</text:span></text:span></text:p>
      <text:p text:style-name="P19"><text:span text:style-name="Source_20_Text"><text:span text:style-name="T10">        </text:span></text:span><text:span text:style-name="Source_20_Text"><text:span text:style-name="T4">o = 0; </text:span></text:span><text:span text:style-name="Source_20_Text"><text:span text:style-name="T8">// On passe à la 1ère orientation</text:span></text:span></text:p>
      <text:p text:style-name="P18"> </text:p>
      <text:p text:style-name="P14"><text:span text:style-name="Source_20_Text"><text:span text:style-name="T10">    </text:span></text:span><text:span text:style-name="Source_20_Text"><text:span text:style-name="T4">if(isCurrentPieceRotable(o))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4"><text:span text:style-name="Source_20_Text"><text:span text:style-name="T10">        </text:span></text:span><text:span text:style-name="Source_20_Text"><text:span text:style-name="T4">clearPiece(currentPiece);</text:span></text:span></text:p>
      <text:p text:style-name="P18"> </text:p>
      <text:p text:style-name="P14"><text:span text:style-name="Source_20_Text"><text:span text:style-name="T10">        </text:span></text:span><text:span text:style-name="Source_20_Text"><text:span text:style-name="T4">currentPiece.setOrientation(o);</text:span></text:span></text:p>
      <text:p text:style-name="P14"><text:span text:style-name="Source_20_Text"><text:span text:style-name="T10">        </text:span></text:span><text:span text:style-name="Source_20_Text"><text:span text:style-name="T4">drawPiece(currentPiece);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4"><text:span text:style-name="Source_20_Text"><text:span text:style-name="T4">}</text:span></text:span></text:p>
      <text:p text:style-name="P16"><text:span text:style-name="Source_20_Text"><text:span text:style-name="T6">}</text:span></text:span></text:p>
      <text:p text:style-name="P16"><text:span text:style-name="Source_20_Text"><text:span text:style-name="T6"/></text:span></text:p>
      <text:p text:style-name="P16"><text:span text:style-name="Source_20_Text"><text:span text:style-name="T6">int Chute_de_piece{</text:span></text:span></text:p>
      <text:p text:style-name="P14"><text:span text:style-name="Source_20_Text"><text:span text:style-name="T4">void deleteLine(int y); </text:span></text:span><text:span text:style-name="Source_20_Text"><text:span text:style-name="T8">// Supprime la ligne se trouvant à la position y</text:span></text:span></text:p>
      <text:p text:style-name="P19"><text:span text:style-name="Source_20_Text"><text:span text:style-name="T4">int</text:span></text:span><text:span text:style-name="T4"> </text:span><text:span text:style-name="Source_20_Text"><text:span text:style-name="T4">deletePossibleLines(); </text:span></text:span><text:span text:style-name="Source_20_Text"><text:span text:style-name="T8">// Vérifie s'il existe des lignes pleines et les supprime</text:span></text:span></text:p>
      <text:p text:style-name="P19"><text:span text:style-name="Source_20_Text"><text:span text:style-name="T4">void</text:span></text:span><text:span text:style-name="T4"> </text:span><text:span text:style-name="Source_20_Text"><text:span text:style-name="T4">dropCurrentPiece(); </text:span></text:span><text:span text:style-name="Source_20_Text"><text:span text:style-name="T8">// <text:tab/></text:span></text:span><text:span text:style-name="Source_20_Text"><text:span text:style-name="T9">Chute Fatale</text:span></text:span></text:p>
      <text:p text:style-name="P19"><text:span text:style-name="Source_20_Text"><text:span text:style-name="T4">bool</text:span></text:span><text:span text:style-name="T4"> </text:span><text:span text:style-name="Source_20_Text"><text:span text:style-name="T4">isCurrentPieceFallen(); </text:span></text:span><text:span text:style-name="Source_20_Text"><text:span text:style-name="T8">// La pièce courante est-elle tombée </text:span></text:span></text:p>
      <text:p text:style-name="P19"><text:span text:style-name="Source_20_Text"><text:span text:style-name="T4">bool</text:span></text:span><text:span text:style-name="T4"> </text:span><text:span text:style-name="Source_20_Text"><text:span text:style-name="T4">isGameOver(); </text:span></text:span></text:p>
      <text:p text:style-name="P19"><text:span text:style-name="Source_20_Text"><text:span text:style-name="T4"/></text:span></text:p>
      <text:p text:style-name="P19"><text:span text:style-name="Source_20_Text"><text:span text:style-name="T4">void deleteLine(int y </text:span></text:span><text:span text:style-name="Source_20_Text"><text:span text:style-name="T6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9"><text:span text:style-name="Source_20_Text"><text:span text:style-name="T10">    </text:span></text:span><text:span text:style-name="Source_20_Text"><text:span text:style-name="T4">clearPiece(currentPiece); </text:span></text:span><text:span text:style-name="Source_20_Text"><text:span text:style-name="T8">// On efface d'abord la pièce courante</text:span></text:span></text:p>
      <text:p text:style-name="P18"> </text:p>
      <text:p text:style-name="P19"><text:span text:style-name="Source_20_Text"><text:span text:style-name="T10">        </text:span></text:span><text:span text:style-name="Source_20_Text"><text:span text:style-name="T8">// On déplace toutes les lignes à partir de y vers le haut</text:span></text:span></text:p>
      <text:p text:style-name="P19"><text:span text:style-name="Source_20_Text"><text:span text:style-name="T10">         //</text:span></text:span><text:span text:style-name="Source_20_Text"><text:span text:style-name="T8">d'une case vers le bas</text:span></text:span></text:p>
      <text:p text:style-name="P19"><text:span text:style-name="Source_20_Text"><text:span text:style-name="T10">         </text:span></text:span></text:p>
      <text:p text:style-name="P14"><text:span text:style-name="Source_20_Text"><text:span text:style-name="T10">    </text:span></text:span><text:span text:style-name="Source_20_Text"><text:span text:style-name="T4">for(int</text:span></text:span><text:span text:style-name="T4"> </text:span><text:span text:style-name="Source_20_Text"><text:span text:style-name="T4">j = y; j &gt; 0; --j)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4"><text:span text:style-name="Source_20_Text"><text:span text:style-name="T10">        </text:span></text:span><text:span text:style-name="Source_20_Text"><text:span text:style-name="T4">for(int</text:span></text:span><text:span text:style-name="T4"> </text:span><text:span text:style-name="Source_20_Text"><text:span text:style-name="T4">i = 0; i &lt; BOARD_WIDTH; ++i)</text:span></text:span></text:p>
      <text:p text:style-name="P14"><text:span text:style-name="Source_20_Text"><text:span text:style-name="T10">            </text:span></text:span><text:span text:style-name="Source_20_Text"><text:span text:style-name="T4">area[i][j] = area[i][j-1];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drawPiece(currentPiece); </text:span></text:span><text:span text:style-name="Source_20_Text"><text:span text:style-name="T8">// On la redessine</text:span></text:span></text:p>
      <text:p text:style-name="P14"><text:span text:style-name="Source_20_Text"><text:span text:style-name="T4">}</text:span></text:span></text:p>
      <text:p text:style-name="P18"> </text:p>
      <text:p text:style-name="P19"><text:span text:style-name="Source_20_Text"><text:span text:style-name="T8">// Renvoie le nombre de lignes supprimées </text:span></text:span></text:p>
      <text:p text:style-name="P14"><text:span text:style-name="Source_20_Text"><text:span text:style-name="T4">int</text:span></text:span><text:span text:style-name="T4"> </text:span><text:span text:style-name="Source_20_Text"><text:span text:style-name="T4">deletePossibleLines(</text:span></text:span><text:span text:style-name="Source_20_Text"><text:span text:style-name="T6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nbLinesDeleted = 0;</text:span></text:span></text:p>
      <text:p text:style-name="P18"> </text:p>
      <text:p text:style-name="P14"><text:span text:style-name="Source_20_Text"><text:span text:style-name="T10">    </text:span></text:span><text:span text:style-name="Source_20_Text"><text:span text:style-name="T4">for(int</text:span></text:span><text:span text:style-name="T4"> </text:span><text:span text:style-name="Source_20_Text"><text:span text:style-name="T4">j = 0; j &lt; BOARD_HEIGHT; ++j)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4"><text:span text:style-name="Source_20_Text"><text:span text:style-name="T10">        </text:span></text:span><text:span text:style-name="Source_20_Text"><text:span text:style-name="T4">int</text:span></text:span><text:span text:style-name="T4"> </text:span><text:span text:style-name="Source_20_Text"><text:span text:style-name="T4">i = 0;</text:span></text:span></text:p>
      <text:p text:style-name="P18"> </text:p>
      <text:p text:style-name="P14"><text:span text:style-name="Source_20_Text"><text:span text:style-name="T10">        </text:span></text:span><text:span text:style-name="Source_20_Text"><text:span text:style-name="T4">for(; i &lt; BOARD_WIDTH &amp;&amp; area[i][j] != </text:span></text:span><text:span text:style-name="Source_20_Text"><text:span text:style-name="T6">0</text:span></text:span><text:span text:style-name="Source_20_Text"><text:span text:style-name="T4">; ++i);</text:span></text:span></text:p>
      <text:p text:style-name="P18"> </text:p>
      <text:p text:style-name="P19"><text:span text:style-name="Source_20_Text"><text:span text:style-name="T10">        </text:span></text:span><text:span text:style-name="Source_20_Text"><text:span text:style-name="T4">if(i == BOARD_WIDTH) </text:span></text:span><text:span text:style-name="Source_20_Text"><text:span text:style-name="T8">// On a trouvé une ligne pleine</text:span></text:span></text:p>
      <text:p text:style-name="P14"><text:span text:style-name="Source_20_Text"><text:span text:style-name="T10">        </text:span></text:span><text:span text:style-name="Source_20_Text"><text:span text:style-name="T4">{</text:span></text:span></text:p>
      <text:p text:style-name="P19"><text:soft-page-break/><text:span text:style-name="Source_20_Text"><text:span text:style-name="T10">            </text:span></text:span><text:span text:style-name="Source_20_Text"><text:span text:style-name="T4">nbLinesDeleted++; </text:span></text:span><text:span text:style-name="Source_20_Text"><text:span text:style-name="T8">// On </text:span></text:span><text:span text:style-name="Source_20_Text"><text:span text:style-name="T9">ajoute</text:span></text:span><text:span text:style-name="Source_20_Text"><text:span text:style-name="T8"> le nombre de lignes supprimées</text:span></text:span></text:p>
      <text:p text:style-name="P19"><text:span text:style-name="Source_20_Text"><text:span text:style-name="T10">            </text:span></text:span><text:span text:style-name="Source_20_Text"><text:span text:style-name="T4">deleteLine(j); </text:span></text:span><text:span text:style-name="Source_20_Text"><text:span text:style-name="T8">// On supprime la ligne</text:span></text:span></text:p>
      <text:p text:style-name="P14"><text:span text:style-name="Source_20_Text"><text:span text:style-name="T10">        </text:span></text:span><text:span text:style-name="Source_20_Text"><text:span text:style-name="T4">}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8"> </text:p>
      <text:p text:style-name="P14"><text:span text:style-name="Source_20_Text"><text:span text:style-name="T10">    </text:span></text:span><text:span text:style-name="Source_20_Text"><text:span text:style-name="T4">return</text:span></text:span><text:span text:style-name="T4"> </text:span><text:span text:style-name="Source_20_Text"><text:span text:style-name="T4">nbLinesDeleted;</text:span></text:span></text:p>
      <text:p text:style-name="P14"><text:span text:style-name="Source_20_Text"><text:span text:style-name="T4">}</text:span></text:span></text:p>
      <text:p text:style-name="P18"> </text:p>
      <text:p text:style-name="P19"><text:span text:style-name="Source_20_Text"><text:span text:style-name="T8"/></text:span></text:p>
      <text:p text:style-name="P14"><text:span text:style-name="Source_20_Text"><text:span text:style-name="T4">void</text:span></text:span><text:span text:style-name="T4"> </text:span><text:span text:style-name="Source_20_Text"><text:span text:style-name="T4">dropCurrentPiece(</text:span></text:span><text:span text:style-name="Source_20_Text"><text:span text:style-name="T6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x = currentPiece.getPosX();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y = currentPiece.getPosY();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while(isCurrentPieceMovable(x++, y)) </text:span></text:span><text:span text:style-name="Source_20_Text"><text:span text:style-name="T8">// Tant qu'on peut toujours bouger la pièce vers le bas</text:span></text:span></text:p>
      <text:p text:style-name="P19"><text:span text:style-name="Source_20_Text"><text:span text:style-name="T10">        </text:span></text:span><text:span text:style-name="Source_20_Text"><text:span text:style-name="T4">moveCurrentPieceDown(); </text:span></text:span><text:span text:style-name="Source_20_Text"><text:span text:style-name="T8">// on le fait</text:span></text:span></text:p>
      <text:p text:style-name="P14"><text:span text:style-name="Source_20_Text"><text:span text:style-name="T4">}</text:span></text:span></text:p>
      <text:p text:style-name="P18"> </text:p>
      <text:p text:style-name="P19"><text:span text:style-name="Source_20_Text"><text:span text:style-name="T8">// Teste si la pièce courante est tombée donc ne peut plus bouger </text:span></text:span></text:p>
      <text:p text:style-name="P14"><text:span text:style-name="Source_20_Text"><text:span text:style-name="T4">isCurrentPieceFallen(</text:span></text:span><text:span text:style-name="Source_20_Text"><text:span text:style-name="T6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x = currentPiece.getPosX();</text:span></text:span></text:p>
      <text:p text:style-name="P14"><text:span text:style-name="Source_20_Text"><text:span text:style-name="T10">    </text:span></text:span><text:span text:style-name="Source_20_Text"><text:span text:style-name="T4">int</text:span></text:span><text:span text:style-name="T4"> </text:span><text:span text:style-name="Source_20_Text"><text:span text:style-name="T4">y = currentPiece.getPosY();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if(isCurrentPieceMovable(x + 1, y)) </text:span></text:span><text:span text:style-name="Source_20_Text"><text:span text:style-name="T8">// Si on peut encore la bouger vers le bas</text:span></text:span></text:p>
      <text:p text:style-name="P19"><text:span text:style-name="Source_20_Text"><text:span text:style-name="T10">        </text:span></text:span><text:span text:style-name="Source_20_Text"><text:span text:style-name="T4">return</text:span></text:span><text:span text:style-name="T4"> </text:span><text:span text:style-name="Source_20_Text"><text:span text:style-name="T4">false; </text:span></text:span><text:span text:style-name="Source_20_Text"><text:span text:style-name="T8">// on renvoie faux</text:span></text:span></text:p>
      <text:p text:style-name="P18"> </text:p>
      <text:p text:style-name="P19"><text:span text:style-name="Source_20_Text"><text:span text:style-name="T10">    </text:span></text:span><text:span text:style-name="Source_20_Text"><text:span text:style-name="T4">return</text:span></text:span><text:span text:style-name="T4"> </text:span><text:span text:style-name="Source_20_Text"><text:span text:style-name="T4">true; </text:span></text:span></text:p>
      <text:p text:style-name="P14"><text:span text:style-name="Source_20_Text"><text:span text:style-name="T4">}</text:span></text:span></text:p>
      <text:p text:style-name="P18"> </text:p>
      <text:p text:style-name="P14"><text:span text:style-name="Source_20_Text"><text:span text:style-name="T4">isGameOver(</text:span></text:span><text:span text:style-name="Source_20_Text"><text:span text:style-name="T6">Board</text:span></text:span><text:span text:style-name="Source_20_Text"><text:span text:style-name="T4">)</text:span></text:span></text:p>
      <text:p text:style-name="P14"><text:span text:style-name="Source_20_Text"><text:span text:style-name="T4">{</text:span></text:span></text:p>
      <text:p text:style-name="P14"><text:span text:style-name="Source_20_Text"><text:span text:style-name="T10">    </text:span></text:span><text:span text:style-name="Source_20_Text"><text:span text:style-name="T4">for(int</text:span></text:span><text:span text:style-name="T4"> </text:span><text:span text:style-name="Source_20_Text"><text:span text:style-name="T4">i = 0; i &lt; BOARD_WIDTH; ++i)</text:span></text:span></text:p>
      <text:p text:style-name="P14"><text:span text:style-name="Source_20_Text"><text:span text:style-name="T10">    </text:span></text:span><text:span text:style-name="Source_20_Text"><text:span text:style-name="T4">{</text:span></text:span></text:p>
      <text:p text:style-name="P19"><text:span text:style-name="Source_20_Text"><text:span text:style-name="T10">        </text:span></text:span><text:span text:style-name="Source_20_Text"><text:span text:style-name="T4">if(area[i][0] != </text:span></text:span><text:span text:style-name="Source_20_Text"><text:span text:style-name="T6">0</text:span></text:span><text:span text:style-name="Source_20_Text"><text:span text:style-name="T4">) </text:span></text:span><text:span text:style-name="Source_20_Text"><text:span text:style-name="T8">// Si il y a un bloc sur la première ligne de l'aire</text:span></text:span></text:p>
      <text:p text:style-name="P19"><text:span text:style-name="Source_20_Text"><text:span text:style-name="T10">            </text:span></text:span><text:span text:style-name="Source_20_Text"><text:span text:style-name="T4">return</text:span></text:span><text:span text:style-name="T4"> </text:span><text:span text:style-name="Source_20_Text"><text:span text:style-name="T4">true; </text:span></text:span></text:p>
      <text:p text:style-name="P14"><text:span text:style-name="Source_20_Text"><text:span text:style-name="T10">    </text:span></text:span><text:span text:style-name="Source_20_Text"><text:span text:style-name="T4">}</text:span></text:span></text:p>
      <text:p text:style-name="P18"> </text:p>
      <text:p text:style-name="P14"><text:span text:style-name="Source_20_Text"><text:span text:style-name="T10">    </text:span></text:span><text:span text:style-name="Source_20_Text"><text:span text:style-name="T4">return</text:span></text:span><text:span text:style-name="T4"> </text:span><text:span text:style-name="Source_20_Text"><text:span text:style-name="T4">false;</text:span></text:span></text:p>
      <text:p text:style-name="P14"><text:span text:style-name="Source_20_Text"><text:span text:style-name="T4">}</text:span></text:span></text:p>
      <text:p text:style-name="P16"><text:span text:style-name="Source_20_Text"><text:span text:style-name="T6">}</text:span></text:span></text:p>
      <text:p text:style-name="P16"><text:span text:style-name="Source_20_Text"><text:span text:style-name="T6"/></text:span></text:p>
      <text:p text:style-name="P19"><text:span text:style-name="Source_20_Text"><text:span text:style-name="T8"/></text:span></text:p>
      <text:p text:style-name="P14"><text:span text:style-name="Source_20_Text"><text:span text:style-name="T4"/></text:span></text:p>
      <text:p text:style-name="P13"/>
      <text:p text:style-name="P4"/>
      <text:p text:style-name="P4"/>
      <text:p text:style-name="P4"/>
      <text:p text:style-name="P5"><text:span text:style-name="T18">i</text:span>nt Game compueScore(int <text:span text:style-name="T17">Nb</text:span>line<text:span text:style-name="T17">s</text:span>Deleted){ // <text:span text:style-name="T20">Comment on gère le score</text:span></text:p>
      <text:p text:style-name="P5"/>
      <text:p text:style-name="P5"><text:tab/><text:span text:style-name="T17">int level = getLevel() ; <text:s/>// Le niveau actuel</text:span></text:p>
      <text:p text:style-name="P5"><text:tab/><text:span text:style-name="T17">int score = 0 ;</text:span></text:p>
      <text:p text:style-name="P5"><text:soft-page-break/></text:p>
      <text:p text:style-name="P5"><text:tab/><text:span text:style-name="T17">switch(NBLinesDeleted)</text:span></text:p>
      <text:p text:style-name="P6"><text:tab/>{</text:p>
      <text:p text:style-name="P6"><text:tab/><text:tab/>case 1 ;</text:p>
      <text:p text:style-name="P6"><text:tab/><text:tab/><text:tab/>score = 20* ( level + 1) ;</text:p>
      <text:p text:style-name="P6"><text:tab/><text:tab/><text:tab/>break ;</text:p>
      <text:p text:style-name="P6"><text:tab/><text:tab/>case 2 ;</text:p>
      <text:p text:style-name="P6"><text:tab/><text:tab/><text:tab/>score = 50 * (level + 1) ;</text:p>
      <text:p text:style-name="P6"><text:tab/><text:tab/>case 3 ;</text:p>
      <text:p text:style-name="P6"><text:tab/><text:tab/><text:tab/>score = 200* (level + 1) ;</text:p>
      <text:p text:style-name="P6"><text:tab/><text:tab/>case 4 ;</text:p>
      <text:p text:style-name="P6"><text:tab/><text:tab/><text:tab/>score = 1000* (level +1) ;</text:p>
      <text:p text:style-name="P6"><text:tab/><text:tab/>}</text:p>
      <text:p text:style-name="P6"><text:tab/>return score ;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aco" svg:font-family="Monaco, Consolas, 'Bitstream Vera Sans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15:53:48.354000000</meta:creation-date>
    <dc:date>2022-06-05T23:36:12.403000000</dc:date>
    <meta:editing-duration>P1DT5H4M23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12" meta:paragraph-count="223" meta:word-count="1582" meta:character-count="10824" meta:non-whitespace-character-count="6745"/>
  </office:meta>
</office:document-meta>
</file>